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7b6" officeooo:paragraph-rsid="000827b6"/>
    </style:style>
    <style:style style:name="P2" style:family="paragraph" style:parent-style-name="Standard">
      <style:text-properties officeooo:rsid="00088cbc" officeooo:paragraph-rsid="00088cbc"/>
    </style:style>
    <style:style style:name="P3" style:family="paragraph" style:parent-style-name="Standard">
      <style:text-properties officeooo:rsid="00098217" officeooo:paragraph-rsid="00098217"/>
    </style:style>
    <style:style style:name="P4" style:family="paragraph" style:parent-style-name="Standard">
      <style:paragraph-properties fo:text-align="center" style:justify-single-word="false"/>
      <style:text-properties officeooo:rsid="000d73ee" officeooo:paragraph-rsid="000d73ee"/>
    </style:style>
    <style:style style:name="P5" style:family="paragraph" style:parent-style-name="Standard">
      <style:paragraph-properties fo:text-align="center" style:justify-single-word="false"/>
      <style:text-properties fo:font-size="16pt" officeooo:rsid="000d73ee" officeooo:paragraph-rsid="000d73ee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d73ee" officeooo:paragraph-rsid="000d73ee" style:font-size-asian="14pt" style:font-size-complex="14pt"/>
    </style:style>
    <style:style style:name="P7" style:family="paragraph" style:parent-style-name="Standard">
      <style:paragraph-properties fo:break-before="page"/>
      <style:text-properties officeooo:rsid="0007ab5d" officeooo:paragraph-rsid="0007ab5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d73ee" officeooo:paragraph-rsid="000d73ee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text-properties officeooo:rsid="0007ab5d" officeooo:paragraph-rsid="0007ab5d"/>
    </style:style>
    <style:style style:name="P10" style:family="paragraph" style:parent-style-name="Standard" style:list-style-name="L2">
      <style:text-properties officeooo:rsid="0007ab5d" officeooo:paragraph-rsid="0007ab5d"/>
    </style:style>
    <style:style style:name="P11" style:family="paragraph" style:parent-style-name="Standard" style:list-style-name="L2">
      <style:text-properties officeooo:rsid="00052c0e" officeooo:paragraph-rsid="00052c0e"/>
    </style:style>
    <style:style style:name="P12" style:family="paragraph" style:parent-style-name="Standard" style:list-style-name="L2">
      <style:text-properties officeooo:rsid="0005b0d9" officeooo:paragraph-rsid="0005b0d9"/>
    </style:style>
    <style:style style:name="P13" style:family="paragraph" style:parent-style-name="Standard" style:list-style-name="L2">
      <style:text-properties officeooo:rsid="000827b6" officeooo:paragraph-rsid="000827b6"/>
    </style:style>
    <style:style style:name="P14" style:family="paragraph" style:parent-style-name="Standard" style:list-style-name="L3">
      <style:text-properties officeooo:rsid="00098217" officeooo:paragraph-rsid="00098217"/>
    </style:style>
    <style:style style:name="T1" style:family="text">
      <style:text-properties officeooo:rsid="0005b0d9"/>
    </style:style>
    <style:style style:name="T2" style:family="text">
      <style:text-properties officeooo:rsid="000827b6"/>
    </style:style>
    <style:style style:name="T3" style:family="text">
      <style:text-properties officeooo:rsid="00098217"/>
    </style:style>
    <style:style style:name="T4" style:family="text">
      <style:text-properties officeooo:rsid="000b1a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hitektura i projektovanje softvera</text:p>
      <text:p text:style-name="P4"/>
      <text:p text:style-name="P4"/>
      <text:p text:style-name="P4"/>
      <text:p text:style-name="P4"/>
      <text:p text:style-name="P6">Naziv projekta:</text:p>
      <text:p text:style-name="P5">AIMPro</text:p>
      <text:p text:style-name="P4"/>
      <text:p text:style-name="P4"/>
      <text:p text:style-name="P4"/>
      <text:p text:style-name="P8">Model podataka i perzistencije</text:p>
      <text:p text:style-name="P7">Softvverski proizvod AIMPro treba da pamti korisnike, kao i njihove potrebne atribute kao sto su username i password za autentifikaciju korisnika i njegov trenutni raiting, takodje je potrebno pamtiti i istoriju odigranih meceva i postignute rezultate u njima. To je relizovano preko tri tabele:</text:p>
      <text:list xml:id="list1822156183" text:style-name="L1">
        <text:list-item>
          <text:p text:style-name="P9">User - pamti podatke vezane za korisnika</text:p>
        </text:list-item>
      </text:list>
      <text:list xml:id="list2557484872" text:style-name="L2">
        <text:list-item>
          <text:list>
            <text:list-item>
              <text:p text:style-name="P11">Id <text:span text:style-name="T1">tipa integer je </text:span>jedinstveni broj korisnika</text:p>
            </text:list-item>
            <text:list-item>
              <text:p text:style-name="P11">Username <text:span text:style-name="T1">tipa string je</text:span> njegov nickname koji se prikazuje </text:p>
            </text:list-item>
            <text:list-item>
              <text:p text:style-name="P12">Password kao niz bajtova je sifra preko koje potvrdjuje svoj identitet</text:p>
            </text:list-item>
            <text:list-item>
              <text:p text:style-name="P12">Elo <text:s/>tipa integer je korisnikov rezultat postignut u igri</text:p>
            </text:list-item>
          </text:list>
        </text:list-item>
        <text:list-item>
          <text:p text:style-name="P10">Match - partija koja je odigrana</text:p>
          <text:list>
            <text:list-item>
              <text:p text:style-name="P12">Id tipa integer je jedinstveni broj partije</text:p>
            </text:list-item>
            <text:list-item>
              <text:p text:style-name="P12">Tip metca koji je odigran</text:p>
            </text:list-item>
            <text:list-item>
              <text:p text:style-name="P12">Gameseed <text:s/>je niz bajtova preko koga moze da rekreira partiju</text:p>
            </text:list-item>
            <text:list-item>
              <text:p text:style-name="P12">Mete koje su se koristile u partiji</text:p>
            </text:list-item>
            <text:list-item>
              <text:p text:style-name="P12">Kursori koji su korisceni u partiji</text:p>
            </text:list-item>
          </text:list>
        </text:list-item>
        <text:list-item>
          <text:p text:style-name="P10">UserMatch - vrsi preslikavanje n:m tablea User i Match i pamti postignute rezultate<text:span text:style-name="T2"> odgovrajuceg korisnika</text:span> u <text:span text:style-name="T2">odigranoj partiji</text:span></text:p>
          <text:list>
            <text:list-item>
              <text:p text:style-name="P13">MatchID tipa integer je strani kljuc i pokazuje za koji partiju su podaci</text:p>
            </text:list-item>
            <text:list-item>
              <text:p text:style-name="P13">UserID tipa integer je strani kljuc i pokazuje koji korisnik je postigao odgovrajuce rezultate</text:p>
            </text:list-item>
            <text:list-item>
              <text:p text:style-name="P13">Points tipa integer je broj postignutih poena u partiji</text:p>
            </text:list-item>
            <text:list-item>
              <text:p text:style-name="P13">NumHits tipa integer je broj pogodka korisnika u partiji</text:p>
            </text:list-item>
            <text:list-item>
              <text:p text:style-name="P13">NumMisses tipa integer je broj promasaja korisnika u partiji</text:p>
            </text:list-item>
            <text:list-item>
              <text:p text:style-name="P13">Rank tipa integer je mesto koje je osvojio korisnik u partiji</text:p>
            </text:list-item>
          </text:list>
        </text:list-item>
      </text:list>
      <text:p text:style-name="P1"/>
      <text:p text:style-name="P2">AIMPro koristi entity framework za mapiraje objekta u bazi<text:span text:style-name="T3"> code first metodom</text:span>. <text:s/>Implementirane su 3 klase koje se mapiraju u bazi: Match, UserMatch, User. Klasa UserContext je klasa zaduzena za mapiranje objekta<text:span text:style-name="T3">. DataBaseAPI klasa koja sadrzi potrebne funkcije za rad sa bazom podataka:</text:span></text:p>
      <text:list xml:id="list3159872145" text:style-name="L3">
        <text:list-item>
          <text:p text:style-name="P14">AddUser -dodaje novog korisnika u bazi podatkaa</text:p>
        </text:list-item>
        <text:list-item>
          <text:p text:style-name="P14">UpdateUsers - koja dodaje novi mec i rezultate meca odgovarajucem korisniku</text:p>
        </text:list-item>
        <text:list-item>
          <text:p text:style-name="P14">GetProfileStatistics - vraca statistiku odgovrajuceg korisnika</text:p>
        </text:list-item>
        <text:list-item>
          <text:p text:style-name="P14">GetMatchHistory - vraca istoriju meceva za odgovrajuceg korisnika</text:p>
        </text:list-item>
        <text:list-item>
          <text:p text:style-name="P14">RemoveUser - brise korisnika iz baze</text:p>
        </text:list-item>
        <text:list-item>
          <text:p text:style-name="P14">GetUser - vraca korisnika iz baze podataka sa istorijom meceva</text:p>
        </text:list-item>
        <text:list-item>
          <text:p text:style-name="P14">GetUserWithoutHistory - vraca korisnika bez istorije meceva</text:p>
        </text:list-item>
      </text:list>
      <text:p text:style-name="P3"/>
      <text:p text:style-name="P3">Korisnici mogu da pristupe bazi podataka preko <text:span text:style-name="T4">odgovrajucih funkcija Server API. <text:s/>Funkcije vracaju podatke iz baze podataka preko klasa User, RoomState i Profile. Komponeta Quvery je zaduzena za poziv odgovrajucih funkcia DataBaseAPi kako bi vratila odgovrajuce podatke korisniku. Dok GameLogic je zaduzena za upis novih podataka generisanih tokom igranja igre u bazi podata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1:17:44.463000000</meta:creation-date>
    <dc:date>2019-12-24T12:46:43.672000000</dc:date>
    <meta:editing-duration>PT24M49S</meta:editing-duration>
    <meta:editing-cycles>5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32" meta:word-count="398" meta:character-count="2501" meta:non-whitespace-character-count="2155"/>
  </office:meta>
</office:document-meta>
</file>